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T1" style:family="text">
      <style:text-properties officeooo:rsid="006bda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 -<text:span text:style-name="T1">Research - healthy diet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1T02:15:41.540077101</dc:date>
    <meta:editing-duration>P1DT5H51M37S</meta:editing-duration>
    <meta:editing-cycles>65</meta:editing-cycles>
    <meta:document-statistic meta:table-count="0" meta:image-count="0" meta:object-count="0" meta:page-count="1" meta:paragraph-count="1" meta:word-count="5" meta:character-count="30" meta:non-whitespace-character-count="26"/>
  </office:meta>
</office:document-meta>
</file>